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96pt"/>
    </style:style>
    <style:style style:name="co2" style:family="table-column">
      <style:table-column-properties fo:break-before="auto" style:column-width="39.2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96.8pt"/>
    </style:style>
    <style:style style:name="co6" style:family="table-column">
      <style:table-column-properties fo:break-before="auto" style:column-width="138.25pt"/>
    </style:style>
    <style:style style:name="co7" style:family="table-column">
      <style:table-column-properties fo:break-before="auto" style:column-width="44.9pt"/>
    </style:style>
    <style:style style:name="co8" style:family="table-column">
      <style:table-column-properties fo:break-before="auto" style:column-width="71.4pt"/>
    </style:style>
    <style:style style:name="co9" style:family="table-column">
      <style:table-column-properties fo:break-before="auto" style:column-width="189.7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04.2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84.9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4.95pt" fo:break-before="auto" style:use-optimal-row-height="true"/>
    </style:style>
    <style:style style:name="ro5" style:family="table-row">
      <style:table-row-properties style:row-height="47.7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999999"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5" style:family="table-cell" style:parent-style-name="Default">
      <style:table-cell-properties style:vertical-align="top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use ca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use case</text:p>
          </table:table-cell>
          <table:table-cell table:style-name="ce3" office:value-type="string" calcext:value-type="string">
            <text:p>gl type</text:p>
          </table:table-cell>
          <table:table-cell table:style-name="ce1" office:value-type="string" calcext:value-type="string">
            <text:p>geometry</text:p>
          </table:table-cell>
          <table:table-cell table:style-name="ce1" office:value-type="string" calcext:value-type="string">
            <text:p>affine</text:p>
          </table:table-cell>
          <table:table-cell table:style-name="ce1" office:value-type="string" calcext:value-type="string">
            <text:p>shader</text:p>
          </table:table-cell>
          <table:table-cell table:style-name="ce1" office:value-type="string" calcext:value-type="string">
            <text:p>uniform morph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render pass</text:p>
          </table:table-cell>
          <table:table-cell table:style-name="ce1" office:value-type="string" calcext:value-type="string">
            <text:p>test ca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ckable cube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box, plane, ...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HREE</text:p>
            <text:p>MeshPhongShader</text:p>
            <text:p><text:span text:style-name="T1">ColorArray</text:span></text:p>
            <text:p><text:span text:style-name="T1">...</text:span></text:p>
          </table:table-cell>
          <table:table-cell office:value-type="string" calcext:value-type="string">
            <text:p> --</text:p>
            <text:p> --</text:p>
            <text:p> colors, u_tex[i], u_morph[i]</text:p>
            <text:p>?</text:p>
          </table:table-cell>
          <table:table-cell office:value-type="string" calcext:value-type="string">
            <text:p>img / </text:p>
            <text:p>ram / </text:p>
            <text:p>svg</text:p>
          </table:table-cell>
          <table:table-cell office:value-type="string" calcext:value-type="string">
            <text:p>outline</text:p>
            <text:p>filtering</text:p>
          </table:table-cell>
          <table:table-cell office:value-type="string" calcext:value-type="string">
            <text:p>"gpu-picking.html",  </text:p>
            <text:p>"input-ecs.html"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ickable model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gltf</text:p>
            <text:p>modu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...</text:p>
          </table:table-cell>
          <table:table-cell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gltf-car.html <text:s text:c="3"/>gltf-city.htm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point</text:p>
          </table:table-cell>
          <table:table-cell office:value-type="string" calcext:value-type="string">
            <text:p>module</text:p>
          </table:table-cell>
          <table:table-cell table:number-columns-repeated="2" office:value-type="string" calcext:value-type="string">
            <text:p>...</text:p>
          </table:table-cell>
          <table:table-cell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gltf-verts.htm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isible filtering</text:p>
          </table:table-cell>
          <table:table-cell table:style-name="ce4" office:value-type="string" calcext:value-type="string">
            <text:p>- all -</text:p>
          </table:table-cell>
          <table:table-cell office:value-type="string" calcext:value-type="string">
            <text:p>- all -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flowing-path-occlude.html  </text:p>
            <text:p>layers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up &amp; hud</text:p>
          </table:table-cell>
          <table:table-cell table:style-name="ce4" office:value-type="string" calcext:value-type="string">
            <text:p>- all -</text:p>
          </table:table-cell>
          <table:table-cell office:value-type="string" calcext:value-type="string">
            <text:p>- all -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gltf-city-hud.html <text:s text:c="2"/>hud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g texture plane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dynatex.html <text:s text:c="2"/>dynatex-2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vg geometry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svg-path2obj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ffine combination</text:p>
          </table:table-cell>
          <table:table-cell table:style-name="ce4" office:value-type="string" calcext:value-type="string">
            <text:p>- all -</text:p>
          </table:table-cell>
          <table:table-cell office:value-type="string" calcext:value-type="string">
            <text:p>- all -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script-linear-combination.html  </text:p>
            <text:p> tween-rot.html   morph-model.htm</text:p>
            <text:p>dynamic-tween-target.html</text:p>
            <text:p>morph-events.htm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hader's morphing</text:p>
          </table:table-cell>
          <table:table-cell table:style-name="ce4" office:value-type="string" calcext:value-type="string">
            <text:p>- all -</text:p>
          </table:table-cell>
          <table:table-cell office:value-type="string" calcext:value-type="string">
            <text:p>- all -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morph-color.htm   shader-scaleorb.html</text:p>
            <text:p>morph-events.html  map3d/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yna text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plane + group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dynatex.html   dynatex-2.html   </text:p>
            <text:p>ext/html-tex.html  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oxel</text:p>
          </table:table-cell>
          <table:table-cell table:style-name="ce4" office:value-type="string" calcext:value-type="string">
            <text:p>point</text:p>
          </table:table-cell>
          <table:table-cell office:value-type="string" calcext:value-type="string">
            <text:p>box, plane, ...</text:p>
            <text:p>vertex by ref</text:p>
            <text:p>module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voxel-morph.htm   </text:p>
            <text:p>voxel-morph-particles.htm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olumetric shader</text:p>
          </table:table-cell>
          <table:table-cell table:style-name="ce4" office:value-type="string" calcext:value-type="string">
            <text:p>face</text:p>
            <text:p>must has vertices</text:p>
          </table:table-cell>
          <table:table-cell/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map3d/*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urves</text:p>
          </table:table-cell>
          <table:table-cell table:style-name="ce4" office:value-type="string" calcext:value-type="string">
            <text:p>face</text:p>
            <text:p>lin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geom-dirtube.html   </text:p>
            <text:p>flowing-path-ortho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-road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path + polygon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map3d/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-road orbs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path + polygon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map3d/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-building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loc + box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table:style-name="ce5" office:value-type="string" calcext:value-type="string">
            <text:p>ext/dyna-faces.htm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t sankey</text:p>
          </table:table-cell>
          <table:table-cell table:style-name="ce4" office:value-type="string" calcext:value-type="string">
            <text:p>face</text:p>
            <text:p>line</text:p>
          </table:table-cell>
          <table:table-cell office:value-type="string" calcext:value-type="string">
            <text:p>box, segament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ext/4vec-pie-sankey.html    </text:p>
            <text:p>ext/4vec-sankey.htm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rt bars</text:p>
          </table:table-cell>
          <table:table-cell table:style-name="ce4" office:value-type="string" calcext:value-type="string">
            <text:p>face</text:p>
            <text:p>line</text:p>
          </table:table-cell>
          <table:table-cell office:value-type="string" calcext:value-type="string">
            <text:p>box, segament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ext/chart-grid.html <text:s text:c="3"/>ext/12vec-bar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rt pie</text:p>
          </table:table-cell>
          <table:table-cell table:style-name="ce4" office:value-type="string" calcext:value-type="string">
            <text:p>face</text:p>
          </table:table-cell>
          <table:table-cell office:value-type="string" calcext:value-type="string">
            <text:p>plane, segament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ext/4vec-pie.html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CS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Obj3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Affine</text:p>
          </table:table-cell>
          <table:table-cell office:value-type="string" calcext:value-type="string">
            <text:p>Shader + Uniforms</text:p>
          </table:table-cell>
          <table:table-cell office:value-type="string" calcext:value-type="string">
            <text:p>Assets</text:p>
          </table:table-cell>
        </table:table-row>
        <table:table-row table:style-name="ro1">
          <table:table-cell office:value-type="string" calcext:value-type="string">
            <text:p>input even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rph target upd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fine twe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form tween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 group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layer fil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der pass</text:p>
          </table:table-cell>
          <table:table-cell table:number-columns-repeated="5"/>
        </table:table-row>
      </table:table>
      <table:table table:name="Sheet1" table:style-name="ta1"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gltyp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hader</text:p>
          </table:table-cell>
          <table:table-cell office:value-type="string" calcext:value-type="string">
            <text:p>morph</text:p>
          </table:table-cell>
        </table:table-row>
        <table:table-row table:style-name="ro5">
          <table:table-cell office:value-type="string" calcext:value-type="string">
            <text:p>mesh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box, ...</text:p>
          </table:table-cell>
          <table:table-cell office:value-type="string" calcext:value-type="string">
            <text:p>pos, </text:p>
            <text:p>translate</text:p>
            <text:p>scale</text:p>
            <text:p>shear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MeshPhongShader</text:p>
            <text:p>ColorArray</text:p>
          </table:table-cell>
          <table:table-cell/>
        </table:table-row>
        <table:table-row table:style-name="ro1">
          <table:table-cell office:value-type="string" calcext:value-type="string">
            <text:p>vox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ubeVoxels</text:p>
          </table:table-cell>
          <table:table-cell/>
        </table:table-row>
        <table:table-row table:style-name="ro6">
          <table:table-cell office:value-type="string" calcext:value-type="string">
            <text:p>gltf model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MeshPhongShader</text:p>
            <text:p>ColorArray</text:p>
          </table:table-cell>
          <table:table-cell/>
        </table:table-row>
        <table:table-row table:style-name="ro1">
          <table:table-cell office:value-type="string" calcext:value-type="string">
            <text:p>gltf point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ubeVoxels</text:p>
          </table:table-cell>
          <table:table-cell/>
        </table:table-row>
        <table:table-row table:style-name="ro1">
          <table:table-cell office:value-type="string" calcext:value-type="string">
            <text:p>line, curv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urve/path/l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ColorArray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7"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box, plane, ...</text:p>
          </table:table-cell>
          <table:table-cell office:value-type="string" calcext:value-type="string">
            <text:p>pos, </text:p>
            <text:p>translate</text:p>
            <text:p>scale</text:p>
            <text:p>shear</text:p>
          </table:table-cell>
          <table:table-cell office:value-type="string" calcext:value-type="string">
            <text:p>img/ram/svg</text:p>
          </table:table-cell>
          <table:table-cell office:value-type="string" calcext:value-type="string">
            <text:p>MeshPhongShader</text:p>
            <text:p>ColorArray</text:p>
          </table:table-cell>
          <table:table-cell office:value-type="string" calcext:value-type="string">
            <text:p>uniform:</text:p>
            <text:p>wpos, u_tex, u_tan, colors</text:p>
            <text:p/>
            <text:p>attribute:</text:p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XZRoad</text:p>
          </table:table-cell>
          <table:table-cell office:value-type="string" calcext:value-type="string">
            <text:p>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in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0/00/0000</text:date>, <text:time style:data-style-name="N2" text:time-value="08:14:29.384652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3:54:30.762945204</meta:creation-date>
    <dc:date>2020-06-28T15:21:42.350155283</dc:date>
    <meta:editing-duration>PT6H12M</meta:editing-duration>
    <meta:editing-cycles>46</meta:editing-cycles>
    <meta:generator>LibreOffice/5.1.6.2$Linux_X86_64 LibreOffice_project/10m0$Build-2</meta:generator>
    <meta:document-statistic meta:table-count="3" meta:cell-count="202" meta:object-count="0"/>
  </office:meta>
</office:document-meta>
</file>